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pdate test case for task 798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done unit testing for all the test case that are added by sheerish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dashgo meeting</text:p>
          </table:table-cell>
          <table:table-cell table:style-name="ce14"/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Bug 4453</text:p>
          </table:table-cell>
          <table:table-cell table:style-name="ce6" office:value-type="float" office:value="5.3">
            <text:p>5.30</text:p>
          </table:table-cell>
          <table:table-cell table:style-name="ce11" office:value-type="string">
            <text:p>analyzed thw working of rails 2 and rails 3 system then find out the bug ,fixed it and tested with all,committed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2" office:value-type="string">
            <text:p>Diy testing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Tested all <text:s/>fixed bugs including the bug 4453 in diy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1/04/2012</text:date>, <text:time>20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04T20:54:32</dc:date>
    <meta:editing-cycles>233</meta:editing-cycles>
    <meta:editing-duration>P25DT17H1S</meta:editing-duration>
    <meta:generator>BrOffice.org/3.3$Linux OpenOffice.org_project/330m20$Build-9567</meta:generator>
    <meta:document-statistic meta:table-count="1" meta:cell-count="20" meta:object-count="0"/>
  </office:meta>
</office:document-meta>
</file>